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List of cluster member list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aia-derived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csv path ~/Dropbox/proj/tess-trex/data/cluster_data</text:p>
          </table:table-cell>
          <table:table-cell table:style-name="ce1" office:value-type="string" calcext:value-type="string">
            <text:p>has age?</text:p>
          </table:table-cell>
          <table:table-cell table:style-name="ce1" office:value-type="string" calcext:value-type="string">
            <text:p>is in OC_MG_v0.1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table:number-columns-repeated="5"/>
          <table:table-cell table:style-name="ce6" office:value-type="string" calcext:value-type="string">
            <text:p>Easiest. Just want Gaia DR2 ID. Cluster name. (&amp; Reference information).</text:p>
          </table:table-cell>
        </table:table-row>
        <table:table-row table:style-name="ro1">
          <table:table-cell office:value-type="string" calcext:value-type="string">
            <text:p>Cantat-Gaudin+ 2018b, arXiv:1810.05494v1 <text:s text:c="34"/></text:p>
          </table:table-cell>
          <table:table-cell table:style-name="ce1" office:value-type="string" calcext:value-type="string">
            <text:p>csv ready</text:p>
          </table:table-cell>
          <table:table-cell office:value-type="string" calcext:value-type="string">
            <text:p>CantatGaudin_2018_table2_cut_only_source_cluster.csv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öser et al. 2016, who identified nine new objects within 500 pc. <text:s text:c="31"/></text:p>
          </table:table-cell>
          <table:table-cell table:style-name="ce3" office:value-type="string" calcext:value-type="string">
            <text:p>not relevant for CDIPS 1</text:p>
          </table:table-cell>
          <table:table-cell table:number-columns-repeated="3"/>
          <table:table-cell office:value-type="string" calcext:value-type="string">
            <text:p>Almost all NORTHERN stars → not for this paper.</text:p>
          </table:table-cell>
        </table:table-row>
        <table:table-row table:style-name="ro1">
          <table:table-cell office:value-type="string" calcext:value-type="string">
            <text:p>11 OCs closer than 500 pc by Castro-Ginard et al. <text:s/>(2018) <text:s text:c="39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No Vizier link / membership list not readily available.</text:p>
          </table:table-cell>
        </table:table-row>
        <table:table-row table:style-name="ro1">
          <table:table-cell table:style-name="ce2" office:value-type="string" calcext:value-type="string">
            <text:p>Gaia Collaboration, 2018 – 46 Ocs within ~500 pc.</text:p>
          </table:table-cell>
          <table:table-cell table:style-name="ce4" office:value-type="string" calcext:value-type="string">
            <text:p>csv read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out 40k stars total. Downloaded lists from <text:a xlink:href="http://vizier.u-strasbg.fr/viz-bin/VizieR-3?-source=J/A%2BA/616/A10/tablea1a&amp;-out.max=50&amp;-out.form=HTML%20Table&amp;-out.add=_r&amp;-out.add=_RAJ,_DEJ&amp;-sort=_r&amp;-oc.form=sexa" xlink:type="simple">http://vizier.u-strasbg.fr/viz-bin/VizieR-3?-source=J/A%2bA/616/A10/tablea1a&amp;-out.max=50&amp;-out.form=HTML%20Table&amp;-out.add=_r&amp;-out.add=_RAJ,_DEJ&amp;-sort=_r&amp;-oc.form=sexa</text:a>. Converted them. Checked that the following GCs discussed in original paper were omitted: NGC: 104, 288, 362, 1851, 5272, 5904, 6205, 6218, 6341, 6397, 6656, 6752, 6809, 7099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b_beyond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bout 5k stars &lt; 250 pc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a_within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0k from 250-500 pc</text:p>
          </table:table-cell>
        </table:table-row>
        <table:table-row table:style-name="ro1">
          <table:table-cell office:value-type="string" calcext:value-type="string">
            <text:p>41 OCs closer than 1.8 kpc by Cantat-Gaudin et al. <text:s/>(2018a) <text:s text:c="37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Still “to be submitted to A&amp;A”</text:p>
          </table:table-cell>
        </table:table-row>
        <table:table-row table:style-name="ro1">
          <table:table-cell office:value-type="string" calcext:value-type="string">
            <text:p>Zari+2018, 40k pre-MS stars in solar neighborhood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Zari_2018_pms_tab_cut_only_source_cluster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+2018, 80k young, upper MS stars in solar neighborhood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Zari_2018_ums_tab_cut_only_source_cluster.cs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t Gaia, but importan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Kharchenko+13 -- <text:s text:c="8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WSC_Gaia_matched_concatenated.csv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ave 1 sigma cluster members in ECSV form. The 2MASS IDs that are listed are in “pts_key” format (cf https://old.ipac.caltech.edu/2mass/releases/allsky/doc/sec2_2a.html, <text:a xlink:href="http://cdsarc.u-strasbg.fr/viz-bin" xlink:type="simple">http://cdsarc.u-strasbg.fr/viz-bin</text:a>/ReadMe/J/A+A/558/A53?format=html&amp;tex=true#sRM2.4). This LOOKS like the same format as the the tmass_best_neighbour table’s tmass_oid column. However it seems to NOT in fact be the same format. Because a huge number of stars that should be in the crossmatch are not. THEREFORE, I did the crossmatch directly on ra/dec, with a magnitude constraint too.</text:p>
          </table:table-cell>
        </table:table-row>
        <table:table-row table:style-name="ro1">
          <table:table-cell office:value-type="string" calcext:value-type="string">
            <text:p>Dias 2014 -- uses UCAC4 PMs <text:s text:c="69"/></text:p>
          </table:table-cell>
          <table:table-cell table:style-name="ce5" office:value-type="string" calcext:value-type="string">
            <text:p>csv ready</text:p>
          </table:table-cell>
          <table:table-cell office:value-type="string" calcext:value-type="string">
            <text:p>Dias14_seplt5arcsec_Gdifflt2.csv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ownloaded those with prob &gt; 50% from Vizier: <text:a xlink:href="http://vizier.u-strasbg.fr/viz-bin/VizieR-3?-source=J/A%2BA/564/A79/pm_ucac4" xlink:type="simple">http://vizier.u-strasbg.fr/viz-bin/VizieR-3?-source=J/A%2bA/564/A79/pm_ucac4</text:a>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oving groups &amp; association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ll_2017_32Ori_table_3_position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Bell17_table_32Ori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ld use position &amp; pm, OR could use the 2MASS number…</text:p>
          </table:table-cell>
        </table:table-row>
        <table:table-row table:style-name="ro1">
          <table:table-cell office:value-type="string" calcext:value-type="string">
            <text:p>Casagrande_2011_table_1_GCS_ages_lt_1Gyr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gne_2018_BANYAN_XIII_TIC_crossmatched_10arcsec_maxsep.csv <text:s text:c="45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I_TIC_crossmatched_10arcsec_maxsep.csv <text:s text:c="46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_TIC_crossmatched_10arcsec_maxsep.csv <text:s text:c="47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us_14_table_2_TucanaHorologiumMG_members_TIC_3arcsec_crossmatch_MAST.csv <text:s text:c="2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Kraus_14_table_2_TucanaHorologiumMG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ve PMs </text:p>
          </table:table-cell>
        </table:table-row>
        <table:table-row table:style-name="ro1">
          <table:table-cell office:value-type="string" calcext:value-type="string">
            <text:p>Luhman_12_table_1_USco_IR_excess_TIC_3arcsec_crossmatch_MAST.csv <text:s text:c="40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ames are 2mass coords when possible. Otherwise, more assorted…</text:p>
          </table:table-cell>
        </table:table-row>
        <table:table-row table:style-name="ro1">
          <table:table-cell office:value-type="string" calcext:value-type="string">
            <text:p>Oh_2017_TIC_crossmatched_2arcsec_on_MAST.csv <text:s text:c="6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Oh_2017_clustering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ibisch_01_table_1_USco_LiRich_members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1_table_1_ScoOB2_member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Rizzuto_11_table_1_ScoOB2_members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 to go off HIP number</text:p>
          </table:table-cell>
        </table:table-row>
        <table:table-row table:style-name="ro1">
          <table:table-cell office:value-type="string" calcext:value-type="string">
            <text:p>Rizzuto_15_table_2_USco_PMS_TIC_crossmatched_3arcsec_MAST.csv <text:s text:c="43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5_table_3_USco_disks_TIC_crossmatched_3arcsec_MAST.csv <text:s text:c="41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r11_table_1_Hyades_members_TIC_3arcsec_crossmatch_MAST.csv <text:s text:c="42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Roser11_table_1_Hyades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Badry_2018_200pc_binaries.csv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liott_2016_SACY_VII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~550 spectroscopically confirmed young stellar association members. SACY was a historic southern survey! Elliott+2016. See <text:a xlink:href="http://vizier.u-strasbg.fr/viz-bin/VizieR-3?-source=J/A%2BA/590/A13/tabled1" xlink:type="simple">http://vizier.u-strasbg.fr/viz-bin/VizieR-3?-source=J/A%2bA/590/A13/tabled1</text:a></text:p>
          </table:table-cell>
        </table:table-row>
        <table:table-row table:style-name="ro1">
          <table:table-cell office:value-type="string" calcext:value-type="string">
            <text:p>Frasca+2018, or Guillout+ 2009. 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Northern counterpart… <text:a xlink:href="http://vizier.u-strasbg.fr/viz-bin/VizieR?-source=J/A+A/612/A96" xlink:type="simple">http://vizier.u-strasbg.fr/viz-bin/VizieR?-source=J/A+A/612/A96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09:34:42.694943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04:39.112811328</meta:creation-date>
    <dc:date>2019-05-21T10:12:45.090669122</dc:date>
    <meta:editing-duration>PT10H28M57S</meta:editing-duration>
    <meta:editing-cycles>26</meta:editing-cycles>
    <meta:generator>LibreOffice/5.1.6.2$Linux_X86_64 LibreOffice_project/10m0$Build-2</meta:generator>
    <meta:document-statistic meta:table-count="1" meta:cell-count="114" meta:object-count="0"/>
  </office:meta>
</office:document-meta>
</file>